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fo:font-style="normal" style:font-size-asian="12pt" style:font-style-asian="normal" style:font-size-complex="12pt" style:font-style-complex="normal"/>
    </style:style>
    <style:style style:name="P2" style:family="paragraph" style:parent-style-name="Standard">
      <style:text-properties style:font-name="Liberation Serif" fo:font-size="12pt" fo:font-style="normal" officeooo:rsid="000e3a16" officeooo:paragraph-rsid="000e3a16" style:font-size-asian="12pt" style:font-style-asian="normal" style:font-size-complex="12pt" style:font-style-complex="normal"/>
    </style:style>
    <style:style style:name="P3" style:family="paragraph" style:parent-style-name="Standard">
      <style:text-properties style:font-name="Liberation Serif" fo:font-size="12pt" fo:font-style="normal" officeooo:paragraph-rsid="000e3a16" style:font-size-asian="12pt" style:font-style-asian="normal" style:font-size-complex="12pt" style:font-style-complex="normal"/>
    </style:style>
    <style:style style:name="P4" style:family="paragraph" style:parent-style-name="Standard" style:list-style-name="L1">
      <style:text-properties style:font-name="Liberation Serif" fo:font-size="12pt" fo:font-style="normal" style:font-size-asian="12pt" style:font-style-asian="normal" style:font-size-complex="12pt" style:font-style-complex="normal"/>
    </style:style>
    <style:style style:name="P5" style:family="paragraph" style:parent-style-name="Standard" style:list-style-name="L4">
      <style:text-properties style:font-name="Liberation Serif" fo:font-size="12pt" fo:font-style="normal" style:font-size-asian="12pt" style:font-style-asian="normal" style:font-size-complex="12pt" style:font-style-complex="normal"/>
    </style:style>
    <style:style style:name="P6" style:family="paragraph" style:parent-style-name="Standard" style:list-style-name="L2">
      <style:text-properties style:font-name="Liberation Serif" fo:font-size="12pt" fo:font-style="normal" style:font-size-asian="12pt" style:font-style-asian="normal" style:font-size-complex="12pt" style:font-style-complex="normal"/>
    </style:style>
    <style:style style:name="P7" style:family="paragraph" style:parent-style-name="Standard">
      <style:text-properties style:font-name="Liberation Serif" fo:font-size="12pt" fo:font-style="normal" fo:background-color="transparent" style:font-size-asian="12pt" style:font-style-asian="normal" style:font-size-complex="12pt" style:font-style-complex="normal"/>
    </style:style>
    <style:style style:name="P8" style:family="paragraph" style:parent-style-name="Standard" style:list-style-name="L1">
      <style:text-properties style:font-name="Liberation Serif" fo:font-size="12pt" fo:font-style="normal" fo:background-color="transparent" style:font-size-asian="12pt" style:font-style-asian="normal" style:font-size-complex="12pt" style:font-style-complex="normal"/>
    </style:style>
    <style:style style:name="P9" style:family="paragraph" style:parent-style-name="Standard">
      <style:text-properties style:font-name="Liberation Serif" fo:font-size="12pt" fo:font-style="normal" officeooo:paragraph-rsid="000e3a16" fo:background-color="transparent" style:font-size-asian="12pt" style:font-style-asian="normal" style:font-size-complex="12pt" style:font-style-complex="normal"/>
    </style:style>
    <style:style style:name="P10" style:family="paragraph" style:parent-style-name="Standard">
      <style:text-properties style:font-name="Liberation Serif" fo:font-size="12pt" fo:font-style="normal" officeooo:rsid="000e3a16" officeooo:paragraph-rsid="000e3a16" fo:background-color="transparent" style:font-size-asian="12pt" style:font-style-asian="normal" style:font-size-complex="12pt" style:font-style-complex="normal"/>
    </style:style>
    <style:style style:name="P11"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Liberation Serif" fo:font-size="12pt" fo:font-style="normal" fo:font-weight="bold" officeooo:rsid="000e3a16" officeooo:paragraph-rsid="000e3a16" style:font-size-asian="12pt" style:font-style-asian="normal" style:font-weight-asian="bold" style:font-size-complex="12pt" style:font-style-complex="normal" style:font-weight-complex="bold"/>
    </style:style>
    <style:style style:name="P13" style:family="paragraph" style:list-style-name="L2">
      <style:text-properties style:font-name="Liberation Serif" fo:font-size="12pt" fo:font-style="normal" style:font-size-asian="12pt" style:font-style-asian="normal" style:font-size-complex="12pt" style:font-style-complex="normal"/>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list-style-name="L7">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list-style-name="L7">
      <style:paragraph-properties fo:margin-top="0cm" fo:margin-bottom="0cm" loext:contextual-spacing="false"/>
      <style:text-properties style:font-name="Liberation Serif" fo:font-size="12pt" fo:font-style="normal" style:font-size-asian="12pt" style:font-style-asian="normal" style:font-size-complex="12pt" style:font-style-complex="normal"/>
    </style:style>
    <style:style style:name="P17" style:family="paragraph" style:list-style-name="L3">
      <style:text-properties style:font-name="Liberation Serif" fo:font-size="12pt" fo:font-style="normal" style:font-size-asian="12pt" style:font-style-asian="normal" style:font-size-complex="12pt" style:font-style-complex="normal"/>
    </style:style>
    <style:style style:name="P18" style:family="paragraph" style:list-style-name="L5">
      <style:text-properties style:font-name="Liberation Serif" fo:font-size="12pt" fo:font-style="normal" style:font-size-asian="12pt" style:font-style-asian="normal" style:font-size-complex="12pt" style:font-style-complex="normal"/>
    </style:style>
    <style:style style:name="P19" style:family="paragraph" style:list-style-name="L8">
      <style:text-properties style:font-name="Liberation Serif" fo:font-size="12pt" fo:font-style="normal" style:font-size-asian="12pt" style:font-style-asian="normal" style:font-size-complex="12pt" style:font-style-complex="normal"/>
    </style:style>
    <style:style style:name="P20" style:family="paragraph" style:parent-style-name="Table_20_Contents">
      <style:text-properties style:font-name="Liberation Serif" fo:font-size="12pt" fo:font-style="normal" fo:font-weight="bold" officeooo:rsid="000ec738" officeooo:paragraph-rsid="000ec738" style:font-size-asian="12pt" style:font-style-asian="normal" style:font-weight-asian="bold" style:font-size-complex="12pt" style:font-style-complex="normal" style:font-weight-complex="bold"/>
    </style:style>
    <style:style style:name="P21" style:family="paragraph" style:parent-style-name="Table_20_Contents">
      <style:text-properties style:font-name="Liberation Serif" fo:font-size="12pt" fo:font-style="normal" officeooo:rsid="000ec738" officeooo:paragraph-rsid="000ec738" style:font-size-asian="12pt" style:font-style-asian="normal" style:font-size-complex="12pt" style:font-style-complex="normal"/>
    </style:style>
    <style:style style:name="P22" style:family="paragraph" style:parent-style-name="Table_20_Contents">
      <style:text-properties style:font-name="Liberation Serif" fo:font-size="12pt" fo:font-style="normal" officeooo:rsid="00105f73" officeooo:paragraph-rsid="00105f73" style:font-size-asian="12pt" style:font-style-asian="normal" style:font-size-complex="12pt" style:font-style-complex="normal"/>
    </style:style>
    <style:style style:name="T1" style:family="text">
      <style:text-properties officeooo:rsid="000e3a16"/>
    </style:style>
    <style:style style:name="T2" style:family="text">
      <style:text-properties officeooo:rsid="000ec738"/>
    </style:style>
    <style:style style:name="T3" style:family="text">
      <style:text-properties fo:font-size="12pt" fo:font-style="normal" style:font-size-asian="12pt" style:font-style-asian="normal" style:font-size-complex="12pt" style:font-style-complex="normal"/>
    </style:style>
    <style:style style:name="T4" style:family="text">
      <style:text-properties style:font-name="Liberation Serif" fo:font-size="12pt" style:font-size-asian="12pt" style:font-size-complex="12pt"/>
    </style:style>
    <style:style style:name="T5" style:family="text">
      <style:text-properties style:font-name="Liberation Serif" fo:font-size="12pt" fo:font-style="italic" style:font-size-asian="12pt" style:font-style-asian="italic" style:font-size-complex="12pt" style:font-style-complex="italic"/>
    </style:style>
    <style:style style:name="T6" style:family="text">
      <style:text-properties style:font-name="Liberation Serif" fo:font-size="12pt" fo:font-style="normal" style:font-size-asian="12pt" style:font-style-asian="normal" style:font-size-complex="12pt" style:font-style-complex="normal"/>
    </style:style>
    <style:style style:name="T7" style:family="text">
      <style:text-properties style:font-name="Liberation Serif" fo:font-style="normal" style:font-style-asian="normal" style:font-style-complex="normal"/>
    </style:style>
    <style:style style:name="T8" style:family="text">
      <style:text-properties officeooo:rsid="00132d00"/>
    </style:style>
    <style:style style:name="T9" style:family="text">
      <style:text-properties fo:color="#014a7f" fo:background-color="transparent" loext:char-shading-value="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resources/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ignment No: 2</text:p>
      <text:p text:style-name="P2"/>
      <text:p text:style-name="P3"/>
      <text:p text:style-name="P1"/>
      <text:p text:style-name="P11">1. List down any 5 differences between Traditional and Modern project </text:p>
      <text:p text:style-name="P11">management methodologies</text:p>
      <text:p text:style-name="P1"/>
      <text:p text:style-name="P1"/>
      <text:p text:style-name="P1"/>
      <table:table table:name="Table1" table:style-name="Table1">
        <table:table-column table:style-name="Table1.A" table:number-columns-repeated="2"/>
        <table:table-row>
          <table:table-cell table:style-name="Table1.A1" office:value-type="string">
            <text:p text:style-name="P20">Traditional</text:p>
          </table:table-cell>
          <table:table-cell table:style-name="Table1.B1" office:value-type="string">
            <text:p text:style-name="P20">Modern</text:p>
          </table:table-cell>
        </table:table-row>
        <table:table-row>
          <table:table-cell table:style-name="Table1.A2" office:value-type="string">
            <text:p text:style-name="P21">Task efficency Oriented</text:p>
          </table:table-cell>
          <table:table-cell table:style-name="Table1.B2" office:value-type="string">
            <text:p text:style-name="P21">Delivery Efficiency Oriented</text:p>
          </table:table-cell>
        </table:table-row>
        <table:table-row>
          <table:table-cell table:style-name="Table1.A2" office:value-type="string">
            <text:p text:style-name="P21">Static</text:p>
          </table:table-cell>
          <table:table-cell table:style-name="Table1.B2" office:value-type="string">
            <text:p text:style-name="P21">Dynamic</text:p>
          </table:table-cell>
        </table:table-row>
        <table:table-row>
          <table:table-cell table:style-name="Table1.A2" office:value-type="string">
            <text:p text:style-name="P21">Stable Environment</text:p>
          </table:table-cell>
          <table:table-cell table:style-name="Table1.B2" office:value-type="string">
            <text:p text:style-name="P21">Fluid Environment</text:p>
          </table:table-cell>
        </table:table-row>
        <table:table-row>
          <table:table-cell table:style-name="Table1.A2" office:value-type="string">
            <text:p text:style-name="P21">Few Stakeholders</text:p>
          </table:table-cell>
          <table:table-cell table:style-name="Table1.B2" office:value-type="string">
            <text:p text:style-name="P21">Many Stakeholders</text:p>
          </table:table-cell>
        </table:table-row>
        <table:table-row>
          <table:table-cell table:style-name="Table1.A2" office:value-type="string">
            <text:p text:style-name="P22">Few Organisational Interfaces</text:p>
          </table:table-cell>
          <table:table-cell table:style-name="Table1.B2" office:value-type="string">
            <text:p text:style-name="P22">Many Organisational Interfaces</text:p>
          </table:table-cell>
        </table:table-row>
      </table:table>
      <text:p text:style-name="P1"/>
      <text:p text:style-name="P1"/>
      <text:p text:style-name="P2">Traditional Project Management Methodology</text:p>
      <text:p text:style-name="P1"/>
      <text:list xml:id="list171232576270859997" text:style-name="L1">
        <text:list-item>
          <text:p text:style-name="P4">A traditional approach involves a series of consecutive stages in the project management process. It is a step-by-step sequence to design, develop and deliver a product or service.</text:p>
          <text:p text:style-name="P4"/>
        </text:list-item>
        <text:list-item>
          <text:p text:style-name="P4">It entails achieving the succession in the implementation process and provides the benefits of milestone-based planning and team building.</text:p>
          <text:p text:style-name="P4"/>
        </text:list-item>
        <text:list-item>
          <text:p text:style-name="P4">In this model usually one portion of work follows after another in linear sequence.</text:p>
          <text:p text:style-name="P4"/>
        </text:list-item>
        <text:list-item>
          <text:p text:style-name="P8">The following stages are included the traditional project management methodology:</text:p>
        </text:list-item>
      </text:list>
      <text:p text:style-name="P9"><text:span text:style-name="T1"><text:tab/></text:span></text:p>
      <text:p text:style-name="P9"><text:span text:style-name="T1"><text:tab/>In</text:span>itiation</text:p>
      <text:p text:style-name="P9"><text:tab/><text:span text:style-name="T1">P</text:span>lanning and design</text:p>
      <text:p text:style-name="P9"><text:span text:style-name="T1"><text:tab/>Ex</text:span>ecution</text:p>
      <text:p text:style-name="P7"><text:tab/>Control and integration</text:p>
      <text:p text:style-name="P7"><text:tab/>Closure</text:p>
      <text:p text:style-name="P7"/>
      <text:list xml:id="list8313335748808891858" text:style-name="L4">
        <text:list-item>
          <text:p text:style-name="P5">In traditional management a manager can define and be responsible for the deadline and the scope of a project (i.e. fixed scope, fixed price, fixed deadline contracts). Often with the assumptions that :</text:p>
        </text:list-item>
      </text:list>
      <text:list xml:id="list77033203200455289" text:style-name="L3">
        <text:list-item>
          <text:p>the customer knows all what he wants (before the project start) </text:p>
        </text:list-item>
        <text:list-item>
          <text:p>the developers know how to build it (before the requirements are known and understood and the used technology is proven and well known) </text:p>
        </text:list-item>
        <text:list-item>
          <text:p>nothing will change along the way, unforseen events will not occur and the belief that team velocity and quality are variables that can be controlled to meet the the deadline.<text:line-break/></text:p>
        </text:list-item>
      </text:list>
      <text:p text:style-name="P7"/>
      <text:p text:style-name="P10">Modern Project Management Methodology</text:p>
      <text:p text:style-name="P10"><text:soft-page-break/></text:p>
      <text:list xml:id="list6047422003879103967" text:style-name="L2">
        <text:list-item>
          <text:p text:style-name="P6">Modern methodologies do not focus on linear processes but they provide an alternative look at project management. </text:p>
          <text:p text:style-name="P6"/>
        </text:list-item>
        <text:list-item>
          <text:p text:style-name="P6">Some of the methods are best for IT and software development, while others can be implemented in production, process improvement, product engineering, and so on. </text:p>
          <text:p text:style-name="P6"/>
        </text:list-item>
        <text:list-item>
          <text:p text:style-name="P6">Modern PM approaches use different models of the management process.</text:p>
        </text:list-item>
        <text:list-item>
          <text:p text:style-name="P6">In modern management the manager can define and be responsible for the goal of the project and the budget invested (i.e. fixed budget, fixed price per function point or story point) and recognize that:</text:p>
        </text:list-item>
        <text:list-item text:style-override="L5">
          <text:p>the customer learn what he needs during the project and needs can change </text:p>
        </text:list-item>
        <text:list-item text:style-override="L5">
          <text:p>the developers discover how to build the required system with the chosen technology more and more during the project  </text:p>
        </text:list-item>
        <text:list-item text:style-override="L5">
          <text:p>things change, new things are learned and discovered, priorities change and with the understanding of the nature of the software projects processes that on some degree are inherently unrepeatable and unpredictable (empirical) use continuous and frequent inspect-adapt loops to constantly control the scope (prioritize and reduce) and direct the effort (choose the next most valuable increment of the product). </text:p>
        </text:list-item>
      </text:list>
      <text:p text:style-name="P1"/>
      <text:p text:style-name="P1"/>
      <text:p text:style-name="P1"/>
      <text:p text:style-name="P1"/>
      <text:p text:style-name="P11">2. How to choose which Project Management Methodology that the project should adapt and why?</text:p>
      <text:p text:style-name="P1"/>
      <text:p text:style-name="P1"/>
      <text:p text:style-name="P1">A project management methodology <text:span text:style-name="T2">should be adapted based on certain factors such as </text:span>project constraints, timeline, tools, and people. When evaluating methodologies, these are the factors that should be carefully considered:</text:p>
      <text:p text:style-name="P1"/>
      <text:list xml:id="list518307971154202795" text:style-name="L7">
        <text:list-item>
          <text:p text:style-name="P16">Organizational strategic goals and core values </text:p>
        </text:list-item>
        <text:list-item>
          <text:p text:style-name="P16">Key business drivers </text:p>
        </text:list-item>
        <text:list-item>
          <text:p text:style-name="P16">Constraints </text:p>
        </text:list-item>
        <text:list-item>
          <text:p text:style-name="P16">Stakeholders </text:p>
        </text:list-item>
        <text:list-item>
          <text:p text:style-name="P16">Risks </text:p>
        </text:list-item>
        <text:list-item>
          <text:p text:style-name="P16">Complexity </text:p>
        </text:list-item>
        <text:list-item>
          <text:p text:style-name="P15">Project size &amp; cost </text:p>
        </text:list-item>
      </text:list>
      <text:p text:style-name="P1">The purpose of suitable project methodology is to allow for controlling the entire project management process through effective decision making and problem solving, while ensuring the success of specific processes, approaches, techniques, methods and technologies. <text:span text:style-name="T8">A project can fail if</text:span> a wrong methodology is chosen or the methodology is utilized incorrectly. <text:span text:style-name="T8">So a right methodology is to be adapted based on the different factors.</text:span></text:p>
      <text:p text:style-name="P1"/>
      <text:p text:style-name="P1"/>
      <text:p text:style-name="P11">3. When do you decide if the Project has to be done in Sprints and provide an example.</text:p>
      <text:p text:style-name="P1"><text:soft-page-break/></text:p>
      <text:p text:style-name="Standard"><text:span text:style-name="T6">A </text:span><text:span text:style-name="Emphasis"><text:span text:style-name="T6">sprint</text:span></text:span><text:span text:style-name="T6"> is a short period in which the development team implements and delivers a discrete product increment, e.g. a working milestone version. The product is kept in a potentially shippable (properly integrated and tested) state at all times. At the end of each sprint, stakeholders and team members meet to see a demonstrated potentially shippable product increment and plan its next steps. </text:span></text:p>
      <text:p text:style-name="P1"/>
      <text:p text:style-name="P14">When new changes are to be implemented within short period of time, it can be implemented at very little cost because of the frequency of new increments that are produced. </text:p>
      <text:list xml:id="list7111830899207637675" text:style-name="L8">
        <text:list-item>
          <text:p>To implement a new feature the developers need to lose only the work of a few days, or even only hours, to roll back and implement it. </text:p>
        </text:list-item>
        <text:list-item>
          <text:p>Unlike the waterfall very limited planning is required to get started with the project. Changes can be discussed and features can be newly effected or removed based on feedback. This effectively gives the customer the finished system they want or need. </text:p>
        </text:list-item>
        <text:list-item>
          <text:p>Both system developers and stakeholders alike, find they also get more freedom of time and options than if the software was developed in a more rigid sequential way. Having options gives them the ability to leave important decisions until more or better data or even entire hosting programs are available; meaning the project can continue to move forward without fear of reaching a sudden standstill. </text:p>
        </text:list-item>
      </text:list>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53:36.723376659</meta:creation-date>
    <dc:date>2016-08-17T15:05:04.540157954</dc:date>
    <meta:editing-duration>PT7M43S</meta:editing-duration>
    <meta:editing-cycles>1</meta:editing-cycles>
    <meta:document-statistic meta:table-count="1" meta:image-count="0" meta:object-count="0" meta:page-count="3" meta:paragraph-count="59" meta:word-count="803" meta:character-count="5025" meta:non-whitespace-character-count="4277"/>
    <meta:generator>LibreOffice/5.1.4.2$Linux_X86_64 LibreOffice_project/10m0$Build-2</meta:generator>
  </office:meta>
</office:document-meta>
</file>